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8396a" officeooo:paragraph-rsid="00083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 do Grafiki, powinna być w MikT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l" fo:country="PL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2:52:58.822321710</meta:creation-date>
    <dc:date>2016-08-27T22:53:47.604592925</dc:date>
    <meta:editing-duration>PT50S</meta:editing-duration>
    <meta:editing-cycles>1</meta:editing-cycles>
    <meta:document-statistic meta:table-count="0" meta:image-count="0" meta:object-count="0" meta:page-count="1" meta:paragraph-count="1" meta:word-count="7" meta:character-count="45" meta:non-whitespace-character-count="39"/>
    <meta:generator>LibreOffice/5.2.0.4$Linux_X86_64 LibreOffice_project/20m0$Build-4</meta:generator>
  </office:meta>
</office:document-meta>
</file>